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094" officeooo:paragraph-rsid="0005c0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bits/stdc++.h&gt;</text:p>
      <text:p text:style-name="P1">using namespace std;</text:p>
      <text:p text:style-name="P1"/>
      <text:p text:style-name="P1">void print(vector&lt;vector &lt;int&gt; &gt; board) {</text:p>
      <text:p text:style-name="P1"><text:s text:c="2"/>int n = board.size();</text:p>
      <text:p text:style-name="P1"><text:s text:c="2"/>for (int i = 0; i &lt; n; i++) {</text:p>
      <text:p text:style-name="P1"><text:s text:c="4"/>for (int j = 0; j &lt; n; j++) {</text:p>
      <text:p text:style-name="P1"><text:s text:c="6"/>if (board[i][j]) {</text:p>
      <text:p text:style-name="P1"><text:s text:c="8"/>cout &lt;&lt; board[i][j] &lt;&lt; " ";</text:p>
      <text:p text:style-name="P1"><text:s text:c="6"/>} else {</text:p>
      <text:p text:style-name="P1"><text:s text:c="8"/>cout &lt;&lt; " <text:s/>";</text:p>
      <text:p text:style-name="P1"><text:s text:c="6"/>}</text:p>
      <text:p text:style-name="P1"><text:s text:c="4"/>}</text:p>
      <text:p text:style-name="P1"><text:s text:c="4"/>cout &lt;&lt; "\n";</text:p>
      <text:p text:style-name="P1"><text:s text:c="2"/>}</text:p>
      <text:p text:style-name="P1"><text:s text:c="2"/>cout&lt;&lt;"\n";</text:p>
      <text:p text:style-name="P1">}</text:p>
      <text:p text:style-name="P1"/>
      <text:p text:style-name="P1"/>
      <text:p text:style-name="P1"/>
      <text:p text:style-name="P1">int geth(vector&lt;vector &lt;int&gt; &gt; board) {</text:p>
      <text:p text:style-name="P1"><text:s text:c="2"/>int h = 0;</text:p>
      <text:p text:style-name="P1"><text:s text:c="2"/>int n = board.size();</text:p>
      <text:p text:style-name="P1"><text:s text:c="2"/>for (int i = 0; i &lt; n; i++) {</text:p>
      <text:p text:style-name="P1"><text:s text:c="4"/>for (int j = 0; j &lt; n; j++) {</text:p>
      <text:p text:style-name="P1"><text:s text:c="6"/>if (board[i][j] == 0) {</text:p>
      <text:p text:style-name="P1"><text:s text:c="8"/>continue;</text:p>
      <text:p text:style-name="P1"><text:s text:c="6"/>}</text:p>
      <text:p text:style-name="P1"><text:s text:c="6"/>if ((i * 3) + j + 1 != board[i][j]) {</text:p>
      <text:p text:style-name="P1"><text:s text:c="8"/>h++;</text:p>
      <text:p text:style-name="P1"><text:s text:c="6"/>}</text:p>
      <text:p text:style-name="P1"><text:s text:c="4"/>}</text:p>
      <text:p text:style-name="P1"><text:s text:c="2"/>}</text:p>
      <text:p text:style-name="P1"><text:s text:c="2"/>return h;</text:p>
      <text:p text:style-name="P1">}</text:p>
      <text:p text:style-name="P1"/>
      <text:p text:style-name="P1">bool validpos(int n, int i, int j) {</text:p>
      <text:p text:style-name="P1"><text:s text:c="2"/>if (i &lt; 0 || j &lt; 0 || i &gt;= n || j &gt;= n) {</text:p>
      <text:p text:style-name="P1"><text:s text:c="4"/>return false;</text:p>
      <text:p text:style-name="P1"><text:s text:c="2"/>}</text:p>
      <text:p text:style-name="P1"><text:s text:c="2"/>return true;</text:p>
      <text:p text:style-name="P1">}</text:p>
      <text:p text:style-name="P1"/>
      <text:p text:style-name="P1">bool validstate(vector&lt;vector &lt;int&gt; &gt; board) {</text:p>
      <text:p text:style-name="P1"><text:s text:c="2"/>int n = board.size();</text:p>
      <text:p text:style-name="P1"><text:s text:c="2"/>vector&lt;vector &lt;int&gt; &gt; invalid;</text:p>
      <text:p text:style-name="P1"><text:s text:c="2"/>for (int i = 0; i &lt; n; i++) {</text:p>
      <text:p text:style-name="P1"><text:s text:c="4"/>invalid.push_back(vector&lt;int&gt;(n, -1));</text:p>
      <text:p text:style-name="P1"><text:s text:c="2"/>}</text:p>
      <text:p text:style-name="P1"><text:s text:c="2"/>return invalid != board;</text:p>
      <text:p text:style-name="P1">}</text:p>
      <text:p text:style-name="P1"/>
      <text:p text:style-name="P1"><text:soft-page-break/>vector&lt;vector &lt;int&gt; &gt; move(vector&lt;vector &lt;int&gt; &gt; board, char direction) {</text:p>
      <text:p text:style-name="P1"><text:s text:c="2"/>int p, q;</text:p>
      <text:p text:style-name="P1"><text:s text:c="2"/>int n = board.size();</text:p>
      <text:p text:style-name="P1"><text:s text:c="2"/>for (int i = 0; i &lt; n; i++) {</text:p>
      <text:p text:style-name="P1"><text:s text:c="4"/>for (int j = 0; j &lt; n; j++) {</text:p>
      <text:p text:style-name="P1"><text:s text:c="6"/>if (board[i][j] == 0) {</text:p>
      <text:p text:style-name="P1"><text:s text:c="8"/>p = i;</text:p>
      <text:p text:style-name="P1"><text:s text:c="8"/>q = j;</text:p>
      <text:p text:style-name="P1"><text:s text:c="8"/>break;</text:p>
      <text:p text:style-name="P1"><text:s text:c="6"/>}</text:p>
      <text:p text:style-name="P1"><text:s text:c="4"/>}</text:p>
      <text:p text:style-name="P1"><text:s text:c="2"/>}</text:p>
      <text:p text:style-name="P1"><text:s text:c="2"/>vector&lt;vector &lt;int&gt; &gt; invalid;</text:p>
      <text:p text:style-name="P1"><text:s text:c="2"/>for (int i = 0; i &lt; n; i++) {</text:p>
      <text:p text:style-name="P1"><text:s text:c="4"/>invalid.push_back(vector&lt;int&gt;(n, -1));</text:p>
      <text:p text:style-name="P1"><text:s text:c="2"/>}</text:p>
      <text:p text:style-name="P1"><text:s text:c="2"/>if (direction == 'U') {</text:p>
      <text:p text:style-name="P1"><text:s text:c="4"/>if (validpos(n, p - 1, q)) {</text:p>
      <text:p text:style-name="P1"><text:s text:c="6"/>board[p][q] = board[p - 1][q];</text:p>
      <text:p text:style-name="P1"><text:s text:c="6"/>board[p - 1][q] = 0;</text:p>
      <text:p text:style-name="P1"><text:s text:c="6"/>return board;</text:p>
      <text:p text:style-name="P1"><text:s text:c="4"/>}</text:p>
      <text:p text:style-name="P1"><text:s text:c="4"/>return invalid;</text:p>
      <text:p text:style-name="P1"><text:s text:c="2"/>}</text:p>
      <text:p text:style-name="P1"><text:s text:c="2"/>if (direction == 'D') {</text:p>
      <text:p text:style-name="P1"><text:s text:c="4"/>if (validpos(n, p + 1, q)) {</text:p>
      <text:p text:style-name="P1"><text:s text:c="6"/>board[p][q] = board[p + 1][q];</text:p>
      <text:p text:style-name="P1"><text:s text:c="6"/>board[p + 1][q] = 0;</text:p>
      <text:p text:style-name="P1"><text:s text:c="6"/>return board;</text:p>
      <text:p text:style-name="P1"><text:s text:c="4"/>}</text:p>
      <text:p text:style-name="P1"><text:s text:c="4"/>return invalid;</text:p>
      <text:p text:style-name="P1"><text:s text:c="2"/>}</text:p>
      <text:p text:style-name="P1"><text:s text:c="2"/>if (direction == 'R') {</text:p>
      <text:p text:style-name="P1"><text:s text:c="4"/>if (validpos(n, p, q + 1)) {</text:p>
      <text:p text:style-name="P1"><text:s text:c="6"/>board[p][q] = board[p][q + 1];</text:p>
      <text:p text:style-name="P1"><text:s text:c="6"/>board[p][q + 1] = 0;</text:p>
      <text:p text:style-name="P1"><text:s text:c="6"/>return board;</text:p>
      <text:p text:style-name="P1"><text:s text:c="4"/>}</text:p>
      <text:p text:style-name="P1"><text:s text:c="4"/>return invalid;</text:p>
      <text:p text:style-name="P1"><text:s text:c="2"/>}</text:p>
      <text:p text:style-name="P1"><text:s text:c="2"/>if (direction == 'L') {</text:p>
      <text:p text:style-name="P1"><text:s text:c="4"/>if (validpos(n, p, q - 1)) {</text:p>
      <text:p text:style-name="P1"><text:s text:c="6"/>board[p][q] = board[p][q - 1];</text:p>
      <text:p text:style-name="P1"><text:s text:c="6"/>board[p][q - 1] = 0;</text:p>
      <text:p text:style-name="P1"><text:s text:c="6"/>return board;</text:p>
      <text:p text:style-name="P1"><text:s text:c="4"/>}</text:p>
      <text:p text:style-name="P1"><text:s text:c="4"/>return invalid;</text:p>
      <text:p text:style-name="P1"><text:s text:c="2"/>}</text:p>
      <text:p text:style-name="P1"><text:s text:c="2"/>return board;</text:p>
      <text:p text:style-name="P1">}</text:p>
      <text:p text:style-name="P1"/>
      <text:p text:style-name="P1">void play(vector&lt;vector &lt;int&gt; &gt; state1, vector&lt;vector &lt;int&gt; &gt; state2) {</text:p>
      <text:p text:style-name="P1"><text:soft-page-break/><text:s text:c="2"/>print(state1);</text:p>
      <text:p text:style-name="P1"><text:s text:c="2"/>//mp[code(state1)]++;</text:p>
      <text:p text:style-name="P1"><text:s text:c="2"/>int h = geth(state1);</text:p>
      <text:p text:style-name="P1"><text:s text:c="2"/>if (h == 0) {</text:p>
      <text:p text:style-name="P1"><text:s text:c="4"/>return;</text:p>
      <text:p text:style-name="P1"><text:s text:c="2"/>}</text:p>
      <text:p text:style-name="P1"><text:s text:c="2"/>vector&lt;vector &lt;int&gt; &gt; r1, r2, r3, r4;</text:p>
      <text:p text:style-name="P1"><text:s text:c="2"/>vector&lt;int&gt; arrh(4, 999);</text:p>
      <text:p text:style-name="P1"><text:s text:c="2"/>r1 = move(state1, 'U');</text:p>
      <text:p text:style-name="P1"><text:s text:c="2"/>r2 = move(state1, 'D');</text:p>
      <text:p text:style-name="P1"><text:s text:c="2"/>r3 = move(state1, 'R');</text:p>
      <text:p text:style-name="P1"><text:s text:c="2"/>r4 = move(state1, 'L');</text:p>
      <text:p text:style-name="P1"><text:s text:c="2"/>if (validstate(r1)) {</text:p>
      <text:p text:style-name="P1"><text:s text:c="4"/>arrh[0] = geth(r1);</text:p>
      <text:p text:style-name="P1"><text:s text:c="3"/></text:p>
      <text:p text:style-name="P1"><text:s text:c="2"/>}</text:p>
      <text:p text:style-name="P1"><text:s text:c="2"/>if (validstate(r2)) {</text:p>
      <text:p text:style-name="P1"><text:s text:c="4"/>arrh[1] = geth(r2);</text:p>
      <text:p text:style-name="P1"><text:s text:c="4"/></text:p>
      <text:p text:style-name="P1"><text:s text:c="2"/>}</text:p>
      <text:p text:style-name="P1"><text:s text:c="2"/>if (validstate(r3)) {</text:p>
      <text:p text:style-name="P1"><text:s text:c="4"/>arrh[2] = geth(r3);</text:p>
      <text:p text:style-name="P1"><text:s text:c="4"/></text:p>
      <text:p text:style-name="P1"><text:s text:c="2"/>}</text:p>
      <text:p text:style-name="P1"><text:s text:c="2"/>if (validstate(r4)) {</text:p>
      <text:p text:style-name="P1"><text:s text:c="4"/>arrh[3] = geth(r4);</text:p>
      <text:p text:style-name="P1"><text:s text:c="3"/></text:p>
      <text:p text:style-name="P1"><text:s text:c="2"/>}</text:p>
      <text:p text:style-name="P1"><text:s text:c="2"/>int mini;</text:p>
      <text:p text:style-name="P1"><text:s text:c="2"/>int minh = 999;</text:p>
      <text:p text:style-name="P1"><text:s text:c="2"/>for (int i = 0; i &lt; 4; i++) {</text:p>
      <text:p text:style-name="P1"><text:s text:c="4"/>if (minh &gt; arrh[i]) {</text:p>
      <text:p text:style-name="P1"><text:s text:c="6"/>minh = arrh[i];</text:p>
      <text:p text:style-name="P1"><text:s text:c="6"/>mini = i;</text:p>
      <text:p text:style-name="P1"><text:s text:c="4"/>}</text:p>
      <text:p text:style-name="P1"><text:s text:c="2"/>}</text:p>
      <text:p text:style-name="P1"><text:s text:c="2"/>switch(mini){</text:p>
      <text:p text:style-name="P1"><text:s text:c="2"/>case 0:</text:p>
      <text:p text:style-name="P1"><text:s text:c="4"/>state1 = r1;</text:p>
      <text:p text:style-name="P1"><text:s text:c="4"/>break;</text:p>
      <text:p text:style-name="P1"><text:s text:c="2"/>case 1:</text:p>
      <text:p text:style-name="P1"><text:s text:c="4"/>state1 = r2;</text:p>
      <text:p text:style-name="P1"><text:s text:c="4"/>break;</text:p>
      <text:p text:style-name="P1"><text:s text:c="2"/>case 2:</text:p>
      <text:p text:style-name="P1"><text:s text:c="4"/>state1 = r3;</text:p>
      <text:p text:style-name="P1"><text:s text:c="4"/>break;</text:p>
      <text:p text:style-name="P1"><text:s text:c="2"/>case 3:</text:p>
      <text:p text:style-name="P1"><text:s text:c="4"/>state1 = r4;</text:p>
      <text:p text:style-name="P1"><text:s text:c="4"/>break;</text:p>
      <text:p text:style-name="P1"><text:s text:c="2"/>}</text:p>
      <text:p text:style-name="P1"/>
      <text:p text:style-name="P1"><text:s text:c="2"/>play(state1, state2);</text:p>
      <text:p text:style-name="P1"><text:soft-page-break/>}</text:p>
      <text:p text:style-name="P1"/>
      <text:p text:style-name="P1">class game {</text:p>
      <text:p text:style-name="P1">private:</text:p>
      <text:p text:style-name="P1"><text:s text:c="2"/>vector&lt;vector &lt;int&gt; &gt; state1;</text:p>
      <text:p text:style-name="P1"><text:s text:c="2"/>vector&lt;vector &lt;int&gt; &gt; state2;</text:p>
      <text:p text:style-name="P1"><text:s text:c="2"/>int n;</text:p>
      <text:p text:style-name="P1"/>
      <text:p text:style-name="P1">public: </text:p>
      <text:p text:style-name="P1"><text:s text:c="2"/>game(vector&lt;vector &lt;int&gt; &gt; state1, int n) {</text:p>
      <text:p text:style-name="P1"><text:s text:c="4"/>this-&gt;n=n;</text:p>
      <text:p text:style-name="P1"><text:s text:c="4"/>this-&gt;state1 = state1;</text:p>
      <text:p text:style-name="P1"><text:s text:c="4"/>for (int i = 0; i &lt; n; i++) {</text:p>
      <text:p text:style-name="P1"><text:s text:c="6"/>vector&lt;int&gt; empty;</text:p>
      <text:p text:style-name="P1"><text:s text:c="6"/>state2.push_back(empty);</text:p>
      <text:p text:style-name="P1"><text:s text:c="6"/>for (int j = 0; j &lt; n; j++) {</text:p>
      <text:p text:style-name="P1"><text:s text:c="8"/>state2[state2.size() - 1].push_back((i * 3) + j + 1);</text:p>
      <text:p text:style-name="P1"><text:s text:c="6"/>}</text:p>
      <text:p text:style-name="P1"><text:s text:c="4"/>}</text:p>
      <text:p text:style-name="P1"><text:s text:c="4"/>state2[n - 1][n - 1] = 0;</text:p>
      <text:p text:style-name="P1"><text:s text:c="2"/>}</text:p>
      <text:p text:style-name="P1"><text:s text:c="2"/>void printstates() {</text:p>
      <text:p text:style-name="P1"><text:s text:c="4"/>print(state1);</text:p>
      <text:p text:style-name="P1"><text:s text:c="4"/>print(state2);</text:p>
      <text:p text:style-name="P1"><text:s text:c="2"/>}</text:p>
      <text:p text:style-name="P1"><text:s text:c="2"/>map&lt; string , int &gt; mp;</text:p>
      <text:p text:style-name="P1"><text:s text:c="2"/>void solution() { play(state1, state2); }</text:p>
      <text:p text:style-name="P1">};</text:p>
      <text:p text:style-name="P1"/>
      <text:p text:style-name="P1">int main() {</text:p>
      <text:p text:style-name="P1"><text:s text:c="2"/>//vector&lt; vector&lt;int&gt; &gt; ss = {{0,1,3}, {4,2,5}, {7,8,6}};</text:p>
      <text:p text:style-name="P1"><text:s text:c="2"/>vector&lt; vector&lt;int&gt; &gt; ss(3, vector&lt;int&gt; (3,0));</text:p>
      <text:p text:style-name="P1"><text:s text:c="2"/>for(int i=0; i&lt;3; i++){</text:p>
      <text:p text:style-name="P1"><text:s text:c="4"/>for(int j=0; j&lt;3; j++){</text:p>
      <text:p text:style-name="P1"><text:s text:c="8"/>cin&gt;&gt;ss[i][j];</text:p>
      <text:p text:style-name="P1"><text:s text:c="4"/>}</text:p>
      <text:p text:style-name="P1"><text:s text:c="2"/>}</text:p>
      <text:p text:style-name="P1"><text:s text:c="2"/>game g(ss, 3);</text:p>
      <text:p text:style-name="P1"><text:s text:c="2"/>g.solution()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6T15:24:02.080194584</meta:creation-date>
    <dc:date>2024-02-06T15:31:12.953433640</dc:date>
    <meta:editing-duration>PT7M12S</meta:editing-duration>
    <meta:editing-cycles>1</meta:editing-cycles>
    <meta:document-statistic meta:table-count="0" meta:image-count="0" meta:object-count="0" meta:page-count="4" meta:paragraph-count="184" meta:word-count="620" meta:character-count="3567" meta:non-whitespace-character-count="2537"/>
    <meta:generator>LibreOffice/5.1.6.2$Linux_X86_64 LibreOffice_project/10m0$Build-2</meta:generator>
  </office:meta>
</office:document-meta>
</file>